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125fd" officeooo:paragraph-rsid="000125fd"/>
    </style:style>
    <style:style style:name="P2" style:family="paragraph" style:parent-style-name="Standard">
      <style:text-properties officeooo:rsid="00015994" officeooo:paragraph-rsid="00015994"/>
    </style:style>
    <style:style style:name="P3" style:family="paragraph" style:parent-style-name="Standard">
      <style:text-properties officeooo:rsid="0003b457" officeooo:paragraph-rsid="0003b457"/>
    </style:style>
    <style:style style:name="P4" style:family="paragraph" style:parent-style-name="Standard">
      <style:text-properties officeooo:rsid="00045e16" officeooo:paragraph-rsid="00045e16"/>
    </style:style>
    <style:style style:name="P5" style:family="paragraph" style:parent-style-name="Standard">
      <style:text-properties officeooo:rsid="0004d53c" officeooo:paragraph-rsid="0004d53c"/>
    </style:style>
    <style:style style:name="P6" style:family="paragraph" style:parent-style-name="Standard">
      <style:text-properties officeooo:rsid="000125fd" officeooo:paragraph-rsid="000125fd"/>
    </style:style>
    <style:style style:name="P7" style:family="paragraph" style:parent-style-name="Standard">
      <style:text-properties officeooo:rsid="00068fac" officeooo:paragraph-rsid="00068fac"/>
    </style:style>
    <style:style style:name="T1" style:family="text">
      <style:text-properties fo:font-weight="bold" style:font-weight-asian="bold" style:font-weight-complex="bold"/>
    </style:style>
    <style:style style:name="T2" style:family="text">
      <style:text-properties officeooo:rsid="00015994"/>
    </style:style>
    <style:style style:name="T3" style:family="text">
      <style:text-properties officeooo:rsid="0003b457"/>
    </style:style>
    <style:style style:name="T4" style:family="text">
      <style:text-properties officeooo:rsid="00045e16"/>
    </style:style>
    <style:style style:name="T5" style:family="text">
      <style:text-properties fo:font-weight="normal" style:font-weight-asian="normal" style:font-weight-complex="normal"/>
    </style:style>
    <style:style style:name="T6" style:family="text">
      <style:text-properties fo:font-weight="normal" officeooo:rsid="0004d53c" style:font-weight-asian="normal" style:font-weight-complex="normal"/>
    </style:style>
    <style:style style:name="T7" style:family="text">
      <style:text-properties officeooo:rsid="0004d53c"/>
    </style:style>
    <style:style style:name="T8" style:family="text">
      <style:text-properties officeooo:rsid="00068fa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ST 370 – Homework 2</text:p>
      <text:p text:style-name="P7">Ivan Alejandre, ID: 8889</text:p>
      <text:p text:style-name="P7">01/14/2020</text:p>
      <text:p text:style-name="Standard"/>
      <text:p text:style-name="P1">1.a) This is not a graph. To start, since there is an absence of arrows on the edges, this is an undirected graph. By definition, undirected graphs cannot have duplicate edges which this graph does have (between vertices a and e).</text:p>
      <text:p text:style-name="P1"/>
      <text:p text:style-name="P1">b) True, this is a graph. In this directed graph, each node is unique and each edge is also unique in the sense that there are no duplicate edges that move in the same direction. The two edges between ‘b’ and ‘e’ are not duplicates because they point in opposite directions ( b → e, e → b).</text:p>
      <text:p text:style-name="P1"/>
      <text:p text:style-name="P1">2.<text:span text:style-name="T7">a) We can use the very efficient binary search algorithm to find our number when we use an array.</text:span></text:p>
      <text:p text:style-name="P1"/>
      <text:p text:style-name="P5">b) <text:span text:style-name="T8">We have to traverse the whole list no matter which way we start. The plus side of using the linked list is that unsuccessful searches are faster.</text:span></text:p>
      <text:p text:style-name="P1"/>
      <text:p text:style-name="P1">3. The bold letter is the head of the link in the list and the arrow points to the next link:</text:p>
      <text:p text:style-name="P1"/>
      <text:p text:style-name="P1"><text:tab/><text:span text:style-name="T1">A</text:span> → <text:span text:style-name="T1">C</text:span></text:p>
      <text:p text:style-name="P1"><text:tab/><text:span text:style-name="T1">B</text:span> → <text:span text:style-name="T1">A</text:span> → <text:span text:style-name="T1">C</text:span></text:p>
      <text:p text:style-name="P1"><text:tab/><text:span text:style-name="T1">C</text:span> → <text:span text:style-name="T1">D</text:span></text:p>
      <text:p text:style-name="P1"><text:tab/><text:span text:style-name="T1">D</text:span> → <text:span text:style-name="T1">C</text:span></text:p>
      <text:p text:style-name="P1"><text:tab/><text:span text:style-name="T1">E</text:span> → <text:span text:style-name="T1">F</text:span></text:p>
      <text:p text:style-name="P1"><text:tab/><text:span text:style-name="T1">F</text:span></text:p>
      <text:p text:style-name="P1"/>
      <text:p text:style-name="P1">4. <text:span text:style-name="T2">The maximum amount of edges for a binary tree with six vertices is 5 edges. We arrive at this solution via the equation E = V – 1 where E and V are absolute values, E = edge, and V = vertex.</text:span></text:p>
      <text:p text:style-name="P1"/>
      <text:p text:style-name="P2">5.<text:span text:style-name="T3">a) You. n*logn is faster than n^2.</text:span></text:p>
      <text:p text:style-name="P2"/>
      <text:p text:style-name="P3">b) Classmate. <text:span text:style-name="T4">Constant time is the fastest of all big O notations</text:span></text:p>
      <text:p text:style-name="P3"/>
      <text:p text:style-name="P4">6.a) There are &lt;, &lt;, &gt;, +, and return operations in this algorithm. Out of all of these operations, the &lt; operator on <text:span text:style-name="T1">line 4</text:span><text:span text:style-name="T5"> should be considered as the basic operation. However, the other &lt; and &gt; as well as the + operators also execute each time the loop iterates so any of those operators on lines 5, 7, and 9 could also be the basic operation in a large array.</text:span></text:p>
      <text:p text:style-name="P4"><text:span text:style-name="T5"/></text:p>
      <text:p text:style-name="P4"><text:span text:style-name="T5">b) The time complexity of this algorithm is </text:span><text:span text:style-name="T1">n</text:span><text:span text:style-name="T5"> </text:span><text:span text:style-name="T6">because the loop executes for n + 1 times.</text:span></text:p>
      <text:p text:style-name="P4"><text:span text:style-name="T6"/></text:p>
      <text:p text:style-name="P5"><text:span text:style-name="T5">7.a) The sum of all squares up to the inputted number.</text:span></text:p>
      <text:p text:style-name="P5"><text:span text:style-name="T5"/></text:p>
      <text:p text:style-name="P5"><text:span text:style-name="T5">b) The basic operation can be either the for loop on line 4, the * operation on line 5, the + operator on line 6, or the return operation on line 7. Out of these, we’ll consider the for loop (</text:span><text:span text:style-name="T1">line 4)</text:span><text:span text:style-name="T5"> as the basic operation. </text:span></text:p>
      <text:p text:style-name="P5"><text:span text:style-name="T5"/></text:p>
      <text:p text:style-name="P5"><text:span text:style-name="T5">c) Time complexity would be 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3T18:32:28.958443606</meta:creation-date>
    <dc:date>2020-01-14T19:51:37.606589352</dc:date>
    <meta:editing-duration>PT3H4M47S</meta:editing-duration>
    <meta:editing-cycles>2</meta:editing-cycles>
    <meta:generator>LibreOffice/6.0.7.3$Linux_X86_64 LibreOffice_project/00m0$Build-3</meta:generator>
    <meta:document-statistic meta:table-count="0" meta:image-count="0" meta:object-count="0" meta:page-count="1" meta:paragraph-count="22" meta:word-count="408" meta:character-count="2006" meta:non-whitespace-character-count="1611"/>
  </office:meta>
</office:document-meta>
</file>